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</text:p>
      <text:p text:style-name="Standard">Operacje: </text:p>
      <text:list text:style-name="L1">
        <text:list-item>
          <text:p text:style-name="P1">Tag (klasa obiektów)</text:p>
          <text:list>
            <text:list-item>
              <text:p text:style-name="P1">publiczne:</text:p>
              <text:list>
                <text:list-item>
                  <text:p text:style-name="P1">instancji:</text:p>
                </text:list-item>
                <text:list-item>
                  <text:p text:style-name="P1">statyczne</text:p>
                </text:list-item>
              </text:list>
            </text:list-item>
            <text:list-item>
              <text:p text:style-name="P1">prywatne:</text:p>
              <text:list>
                <text:list-item>
                  <text:p text:style-name="P1">instancji</text:p>
                </text:list-item>
                <text:list-item>
                  <text:p text:style-name="P1">statyczne</text:p>
                </text:list-item>
              </text:list>
            </text:list-item>
          </text:list>
        </text:list-item>
        <text:list-item>
          <text:p text:style-name="P1">Attribute (klasa obiektów)</text:p>
          <text:list>
            <text:list-item>
              <text:p text:style-name="P1">publiczne:</text:p>
              <text:list>
                <text:list-item>
                  <text:p text:style-name="P1">instancji:</text:p>
                </text:list-item>
                <text:list-item>
                  <text:p text:style-name="P1">statyczne:</text:p>
                </text:list-item>
              </text:list>
            </text:list-item>
            <text:list-item>
              <text:p text:style-name="P1">prywatne:</text:p>
              <text:list>
                <text:list-item>
                  <text:p text:style-name="P1">instancji:</text:p>
                </text:list-item>
                <text:list-item>
                  <text:p text:style-name="P1">statyczne:</text:p>
                </text:list-item>
              </text:list>
            </text:list-item>
          </text:list>
        </text:list-item>
        <text:list-item>
          <text:p text:style-name="P1">File (klasa obiektów)</text:p>
          <text:list>
            <text:list-item>
              <text:p text:style-name="P1">publiczne</text:p>
              <text:list>
                <text:list-item>
                  <text:p text:style-name="P1">instancji:</text:p>
                </text:list-item>
                <text:list-item>
                  <text:p text:style-name="P1">statyczne:</text:p>
                </text:list-item>
              </text:list>
            </text:list-item>
            <text:list-item>
              <text:p text:style-name="P1">prywatne:</text:p>
              <text:list>
                <text:list-item>
                  <text:p text:style-name="P1">instancji:</text:p>
                </text:list-item>
                <text:list-item>
                  <text:p text:style-name="P1">statyczne:</text:p>
                </text:list-item>
              </text:list>
            </text:list-item>
          </text:list>
        </text:list-item>
        <text:list-item>
          <text:p text:style-name="P1">Func (przestrzeń nazw)</text:p>
          <text:list>
            <text:list-item>
              <text:p text:style-name="P1">publiczne</text:p>
              <text:list>
                <text:list-item>
                  <text:p text:style-name="P1"/>
                </text:list-item>
              </text:list>
            </text:list-item>
            <text:list-item>
              <text:p text:style-name="P1">prywatne</text:p>
            </text:list-item>
          </text:list>
        </text:list-item>
      </text:list>
      <text:p text:style-name="Standard"/>
      <text:p text:style-name="Standard"/>
      <text:p text:style-name="Standard"><text:tab/>* Tag </text:p>
      <text:p text:style-name="Standard"><text:tab/><text:tab/>publiczne: </text:p>
      <text:p text:style-name="Standard"><text:tab/><text:tab/><text:tab/>* instancji: </text:p>
      <text:p text:style-name="Standard"><text:tab/><text:tab/><text:tab/><text:tab/>- PUSTA (@taname) </text:p>
      <text:p text:style-name="Standard"><text:tab/><text:tab/><text:tab/><text:tab/>- DOMYŚLNA (@tagname.) </text:p>
      <text:p text:style-name="Standard"><text:tab/><text:tab/><text:tab/>* statyczne: </text:p>
      <text:p text:style-name="Standard"><text:tab/><text:tab/><text:tab/><text:tab/>- all </text:p>
      <text:p text:style-name="Standard"><text:tab/><text:tab/>prywatne: </text:p>
      <text:p text:style-name="Standard"><text:tab/><text:tab/><text:tab/> </text:p>
      <text:p text:style-name="Standard"><text:tab/>* Attribute 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1-12T00:51:57</meta:creation-date>
    <dc:date>2009-11-12T02:25:42</dc:date>
    <meta:editing-cycles>2</meta:editing-cycles>
    <meta:editing-duration>PT1H18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45" meta:character-count="431"/>
  </office:meta>
</office:document-meta>
</file>